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text:span text:style-name="T2">Planet books</text:span> have a chess title on sale." - "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text:soft-page-break/>[/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text:soft-page-break/>[/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text:soft-page-break/>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ext:soft-page-break/>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0</meta:editing-cycles>
    <meta:editing-duration>P0D</meta:editing-duration>
    <meta:document-statistic meta:table-count="0" meta:image-count="0" meta:object-count="0" meta:page-count="5" meta:paragraph-count="100" meta:word-count="1283" meta:character-count="7395"/>
    <meta:generator>OpenOffice.org/3.4.1$Win32 OpenOffice.org_project/341m1$Build-9593</meta:generator>
  </office:meta>
</office:document-meta>
</file>